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style:font-name-asian="Times New Roman3" style:font-name-complex="Times New Roman3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разомкнутый тип 2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8.689cm" svg:height="1.268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Text_20_body"><text:span text:style-name="T1">где</text:span><text:span text:style-name="T4"><draw:frame draw:style-name="fr4" draw:name="Object1" text:anchor-type="as-char" svg:width="1.064cm" svg:height="0.56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— входной сигнал блока </text:span><text:span text:style-name="T5">(</text:span><text:span text:style-name="T4">или вектор сигналов),</text:span><text:span text:style-name="T4"><draw:frame draw:style-name="fr4" draw:name="Object2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— выходной сигнал блока (или вектор сигналов).</text:span></text:p>
            <text:p text:style-name="Text_20_body"><text:span text:style-name="T1">Управляющий сигнал входит в блок </text:span><text:span text:style-name="T2">сниз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669cm" svg:height="3.02cm" draw:z-index="0"><draw:image xlink:href="../../odt/images/0092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609cm" svg:height="3.099cm" draw:z-index="0"><draw:image xlink:href="../../odt/images/0092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6">→</text:span> «Войти в субмодель».</text:p>
            <text:p text:style-name="Text_20_body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8">Примечания:</text:p>
            <text:list xml:id="list6312053468430267340" text:style-name="L1">
              <text:list-item>
                <text:p text:style-name="P11">По умолчанию блок формирует <text:span text:style-name="T8">скалярный</text:span> выходной сигнал.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  <text:list-item>
                <text:p text:style-name="P10"><text:span text:style-name="T7">П</text:span><text:span text:style-name="T1">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</text:span><text:span text:style-name="T1"><draw:frame draw:style-name="fr4" draw:name="Объект5" text:anchor-type="as-char" svg:width="0.944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2</dc:title>
    <dc:date>2012-03-30T16:11:24.73</dc:date>
    <meta:generator>OpenOffice_Beta/4.1.0$Win32 OpenOffice.org_project/410m14$Build-9760</meta:generator>
    <meta:editing-duration>PT1H7M24S</meta:editing-duration>
    <meta:editing-cycles>29</meta:editing-cycles>
    <meta:document-statistic meta:table-count="2" meta:image-count="4" meta:object-count="4" meta:page-count="1" meta:paragraph-count="20" meta:word-count="154" meta:character-count="1069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